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FFFF00"/>
    </style:style>
    <style:style style:name="P3" style:parent-style-name="Standard" style:family="paragraph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P5" style:parent-style-name="Standard" style:family="paragraph">
      <style:text-properties fo:background-color="#81D41A"/>
    </style:style>
    <style:style style:name="P6" style:parent-style-name="Standard" style:family="paragraph">
      <style:text-properties fo:background-color="#81D41A"/>
    </style:style>
    <style:style style:name="P7" style:parent-style-name="Standard" style:family="paragraph">
      <style:text-properties fo:background-color="#81D41A"/>
    </style:style>
    <style:style style:name="P8" style:parent-style-name="Standard" style:family="paragraph">
      <style:text-properties fo:background-color="#81D41A"/>
    </style:style>
    <style:style style:name="P9" style:parent-style-name="Standard" style:family="paragraph">
      <style:text-properties fo:background-color="#81D41A"/>
    </style:style>
    <style:style style:name="P10" style:parent-style-name="Standard" style:family="paragraph">
      <style:text-properties fo:background-color="#81D41A"/>
    </style:style>
    <style:style style:name="P11" style:parent-style-name="Standard" style:family="paragraph">
      <style:text-properties fo:background-color="#81D41A"/>
    </style:style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00FF00"/>
    </style:style>
    <style:style style:name="T14" style:parent-style-name="DefaultParagraphFont" style:family="text">
      <style:text-properties fo:background-color="#00FF00"/>
    </style:style>
    <style:style style:name="T15" style:parent-style-name="DefaultParagraphFont" style:family="text">
      <style:text-properties fo:background-color="#00FF00"/>
    </style:style>
    <style:style style:name="P16" style:parent-style-name="Standard" style:family="paragraph">
      <style:text-properties fo:background-color="#81D41A"/>
    </style:style>
    <style:style style:name="T17" style:parent-style-name="DefaultParagraphFont" style:family="text">
      <style:text-properties fo:background-color="#00FF00"/>
    </style:style>
    <style:style style:name="T18" style:parent-style-name="DefaultParagraphFont" style:family="text">
      <style:text-properties fo:background-color="#00FF00"/>
    </style:style>
    <style:style style:name="T19" style:parent-style-name="DefaultParagraphFont" style:family="text">
      <style:text-properties fo:background-color="#00FF00"/>
    </style:style>
    <style:style style:name="T20" style:parent-style-name="DefaultParagraphFont" style:family="text">
      <style:text-properties fo:background-color="#00FF00"/>
    </style:style>
    <style:style style:name="T21" style:parent-style-name="DefaultParagraphFont" style:family="text">
      <style:text-properties fo:background-color="#00FF00"/>
    </style:style>
    <style:style style:name="T22" style:parent-style-name="DefaultParagraphFont" style:family="text">
      <style:text-properties fo:background-color="#FFFF00"/>
    </style:style>
    <style:style style:name="T23" style:parent-style-name="DefaultParagraphFont" style:family="text">
      <style:text-properties fo:background-color="#FFFF00"/>
    </style:style>
    <style:style style:name="T24" style:parent-style-name="DefaultParagraphFont" style:family="text">
      <style:text-properties fo:background-color="#00FF00"/>
    </style:style>
    <style:style style:name="P25" style:parent-style-name="Standard" style:family="paragraph">
      <style:text-properties fo:background-color="#00FF00"/>
    </style:style>
    <style:style style:name="T26" style:parent-style-name="DefaultParagraphFont" style:family="text">
      <style:text-properties fo:background-color="#00FF00"/>
    </style:style>
    <style:style style:name="P27" style:parent-style-name="Standard" style:family="paragraph">
      <style:text-properties fo:background-color="#81D41A"/>
    </style:style>
    <style:style style:name="T28" style:parent-style-name="DefaultParagraphFont" style:family="text">
      <style:text-properties fo:background-color="#00FF00"/>
    </style:style>
  </office:automatic-styles>
  <office:body>
    <office:text text:use-soft-page-breaks="true">
      <text:p text:style-name="P1">General remarks</text:p>
      <text:p text:style-name="P2">- don't put your email in comments, you may receive spam (GitHub has a functionality to use a dedicated generated emails for commits and block any commit which exposes your real email)</text:p>
      <text:p text:style-name="P3">- you don't need to constantly write this-&gt;</text:p>
      <text:p text:style-name="P4">- you most likely want to change the license that came from the original project (my website has a long article on licensing)</text:p>
      <text:p text:style-name="P5">- enable compiler warnings in the CMake recipe (-Wall -Wextra -Wpedantic for GCC or Clang)</text:p>
      <text:p text:style-name="P6">target_compile_options(target_name</text:p>
      <text:p text:style-name="P7"><text:tab/>PRIVATE</text:p>
      <text:p text:style-name="P8"><text:tab/><text:tab/>$&lt;$&lt;CXX_COMPILER_ID:GNU&gt;:-Wall -Wextra -Wpedantic&gt;</text:p>
      <text:p text:style-name="P9"><text:tab/><text:tab/>$&lt;$&lt;CXX_COMPILER_ID:Clang&gt;:-Wall -Wpedantic&gt;</text:p>
      <text:p text:style-name="P10"><text:tab/><text:tab/>$&lt;$&lt;CXX_COMPILER_ID:MSVC&gt;:/W4&gt;</text:p>
      <text:p text:style-name="P11">)</text:p>
      <text:p text:style-name="Standard">Object</text:p>
      <text:p text:style-name="P12">- missing const qualification on some member functions (my website: beginner/classes/const article)</text:p>
      <text:p text:style-name="P13">- encapsulation problem: variables are protected, not private (member variables should be private (or public if a struct))</text:p>
      <text:p text:style-name="Standard"><text:span text:style-name="T14">- isVisible: const T return type is same as T, don't use it</text:span><text:s/><text:span text:style-name="T15">(https://isocpp.github.io/CppCoreGuidelines/CppCoreGuidelines#f49-dont-return-const-t); same issue with moveAlongTrajectory</text:span></text:p>
      <text:p text:style-name="P16">- outline - this variable is useless</text:p>
      <text:p text:style-name="Standard">Items</text:p>
      <text:p text:style-name="Standard"><text:span text:style-name="T17">- naming: don't use UPPERCASE for non-macros (https://isocpp.github.io/CppCoreGuidelines/CppCoreGuidelines#nl9-use-all_caps-for-macro-names-only)</text:span></text:p>
      <text:p text:style-name="Standard"><text:span text:style-name="T18">- naming: don't use plural forms for something that is not multiple in nature (ShellTypes should be ShellType)</text:span></text:p>
      <text:p text:style-name="Standard"><text:span text:style-name="T19">- naming: don't duplicate names, if ShellType already contains the word "shell" then enumerators should not contain this word (ShellType::ENEMY_SHELL shoul be ShellType::enemy)</text:span></text:p>
      <text:p text:style-name="Standard"><text:span text:style-name="T20">- macros: don't use them for constants, use constexpr instead (this will also avoid the necessity to cast)</text:span></text:p>
      <text:p text:style-name="Standard"><text:span text:style-name="T21">- Invader::moveAlongTrajectory - static consts are bad here (you don't want static lifetime, just constness)</text:span></text:p>
      <text:p text:style-name="Standard">- distance = this-&gt;speed/framerate; - not a C++ problem but game logic problem - you should calculate distance based on passed time (s = v*t where t is time since last frame) and not assume any specific framerate (which may vary due to OS scheduling and other programs CPU usage)</text:p>
      <text:p text:style-name="Standard"><text:span text:style-name="T22">- this-&gt;position_counter++; - prefer prefix to postfix increment/decrement: ++position_counter - this is a small change but has complex motivation behind (not just optimization), I will explain it on the next meeting</text:span></text:p>
      <text:p text:style-name="Standard"><text:span text:style-name="T23">- InvaderShip::InvaderShip, PlayerShip::PlayerShip - prefer member init list to assignments in constructor ()</text:span></text:p>
      <text:p text:style-name="Standard"><text:s text:c="3"/>if(framerate != 0){distance = this-&gt;speed/framerate;}</text:p>
      <text:p text:style-name="Standard"><text:s text:c="3"/>else{return;}</text:p>
      <text:p text:style-name="Standard">This code has unnecessary complexity. If you place if (framerate == 0) first, then you can return immediately and also define distance variable after the if, reducing its scope and having one less {}.</text:p>
      <text:soft-page-break/>
      <text:p text:style-name="Standard">- update direction - you have if, else if and no final else statement - it is possible that neither is matched? I think no, therefore you can simply if+elseif to just if+else</text:p>
      <text:p text:style-name="Standard"><text:s text:c="7"/>case ItemDirection::LEFT:</text:p>
      <text:p text:style-name="Standard"><text:s text:c="7"/>this-&gt;sprite.move(distance * (-1.f),0.f);</text:p>
      <text:p text:style-name="Standard">I don't like this approach. An enum shouldn't decide on the math of the movement. It would be better to have a member variable called direction (sf::Vector2f) and then multiply distance with it. This will also support diagonal movement (if you wish to implement it at some point in the future).</text:p>
      <text:p text:style-name="Standard"><text:tab/><text:tab/><text:tab/>// PlayerShip::moveAlongTrajectory</text:p>
      <text:p text:style-name="Standard"><text:tab/><text:tab/><text:tab/>if((position.x + distance + rectangle.width) &lt; (this-&gt;def_x + this-&gt;limit_x))</text:p>
      <text:p text:style-name="Standard"><text:s text:c="11"/>{</text:p>
      <text:p text:style-name="Standard"><text:s text:c="15"/>this-&gt;sprite.move(distance,0.f);</text:p>
      <text:p text:style-name="Standard"><text:tab/><text:tab/><text:tab/>}</text:p>
      <text:p text:style-name="Standard">This can move the ship outside the screen if distance is higer than the difference between current pos and max pos. Needs std::max.</text:p>
      <text:p text:style-name="Standard">Canvas</text:p>
      <text:p text:style-name="Standard">- don't use so-called hungarian notation</text:p>
      <text:p text:style-name="Standard">- naming: use nouns for objects and types, verbs for functions. "eventExecutor" is a bad name for a function. executeEvent or handleEvent is much better.</text:p>
      <text:p text:style-name="Standard"><text:s text:c="3"/><text:span text:style-name="T24">// window title and game name</text:span></text:p>
      <text:p text:style-name="P25"><text:s text:c="3"/>static const sf::String title = "Space Invaders";</text:p>
      <text:p text:style-name="Standard"><text:span text:style-name="T26">There is a saying "if you need a comment to explain a variable name, use a better name". In this case game_title or window_title would be much better.</text:span></text:p>
      <text:p text:style-name="Standard"><text:s text:c="3"/>static const int game_event_tick_ms = 50;</text:p>
      <text:p text:style-name="Standard">I recommend strong typing here. SFML and C++ standard library both have types for specific time units.</text:p>
      <text:p text:style-name="Standard"><text:s text:c="3"/>this-&gt;p_window <text:s/>= new sf::RenderWindow(sf::VideoMode(width, height), title);</text:p>
      <text:p text:style-name="Standard"><text:s text:c="3"/>this-&gt;player <text:s text:c="3"/>= new PlayerShip(...)</text:p>
      <text:p text:style-name="Standard"><text:tab/>this-&gt;p_graphic_thread <text:s text:c="3"/>= new std::thread(&amp;Canvas::graphicThreadHandler,this);</text:p>
      <text:p text:style-name="Standard"><text:s text:c="3"/>this-&gt;p_game_event_thread = new std::thread(&amp;Canvas::gameEventGenerator,this);</text:p>
      <text:p text:style-name="Standard">1) These should not be pointer variables. Use value semantics instead (prefer T obj(params...) to T* obj = new T(params...)). If you need dynamic objects use smart pointers instead. Or, in other words: if you write a modern C++ program and you need to use new/delete 99% chance you are doing it wrong.</text:p>
      <text:p text:style-name="Standard">2) You don't need threads for this project and I advice not to use them. They complicate a lot and C++ has lot of thread-specific features.</text:p>
      <text:p text:style-name="Standard"><text:tab/><text:tab/>sf::Event event;</text:p>
      <text:p text:style-name="Standard"><text:s text:c="7"/>bool stat = true;</text:p>
      <text:p text:style-name="Standard"><text:s text:c="7"/>while(stat == true)</text:p>
      <text:p text:style-name="Standard"><text:s text:c="7"/>{</text:p>
      <text:p text:style-name="Standard"><text:s text:c="11"/>stat = this-&gt;p_window-&gt;pollEvent(event);</text:p>
      <text:p text:style-name="Standard"><text:s text:c="11"/>if(stat == true){this-&gt;eventExecutor(event);}</text:p>
      <text:p text:style-name="Standard"><text:s text:c="7"/>}</text:p>
      <text:p text:style-name="Standard">I don't know how you managed to complicate this code:</text:p>
      <text:p text:style-name="Standard">- stat == true is unnecessary as stat is already of type bool, you don't need to compare bool with bool to produce a bool object for if/while/for</text:p>
      <text:p text:style-name="Standard">- the stat is already returned by the pollEvent function - you don't need the variable if you place it directly in the loop condition:</text:p>
      <text:soft-page-break/>
      <text:p text:style-name="Standard"><text:s text:c="7"/>sf::Event event;</text:p>
      <text:p text:style-name="Standard"><text:s text:c="7"/>while (window.pollEvent(event))</text:p>
      <text:p text:style-name="Standard"><text:tab/><text:tab/>{</text:p>
      <text:p text:style-name="Standard"><text:tab/><text:tab/><text:s text:c="4"/>eventExecutor(event);</text:p>
      <text:p text:style-name="Standard"><text:tab/><text:tab/>}</text:p>
      <text:p text:style-name="Standard"><text:tab/><text:tab/>std::this_thread::sleep_for(std::chrono::milliseconds(game_event_tick_ms));</text:p>
      <text:p text:style-name="Standard">This is not a true tick rate. You sleep for this time but the processing also takes some time. So actual frame time is game_event_tick_ms + time to process the frame. This and the updateFramerate function should be replaced by something like sleep_until(last_frame_time_point + tick_time).</text:p>
      <text:p text:style-name="Standard"><text:s text:c="3"/>for(auto i = 0; i &lt; this-&gt;enemies.size(); i++)</text:p>
      <text:p text:style-name="Standard"><text:s text:c="3"/>{</text:p>
      <text:p text:style-name="Standard"><text:s text:c="7"/>if(this-&gt;enemies[i].isVisible() == true){this-&gt;p_window-&gt;draw(this-&gt;enemies[i].getSprite());}</text:p>
      <text:p text:style-name="Standard"><text:s text:c="3"/>}</text:p>
      <text:p text:style-name="P27">1) prefer range-based loops (they automatically call begind()/end() and do not require index variable): for (Invader&amp; enemy : enemies)</text:p>
      <text:p text:style-name="Standard">2) This is debatable, but I recommend to hide logic inside the class. Do not "leak" logic like isVisible to outside functions. The draw function should contain if (!isVisible) return;. I would also check whether SFML optimized such calls as the graphic library can do the same when sprites are outside the view.</text:p>
      <text:p text:style-name="Standard"><text:s text:c="3"/>static uint32_t counter = 0;</text:p>
      <text:p text:style-name="Standard">This should be a member variable, not static. Same for player_reload.</text:p>
      <text:p text:style-name="Standard"><text:s text:c="3"/>auto index = rand() % this-&gt;enemies.size();</text:p>
      <text:p text:style-name="Standard">Watch https://learn.microsoft.com/en-us/events/goingnative-2013/rand-considered-harmful</text:p>
      <text:p text:style-name="Standard"><text:s text:c="7"/>Shell shell(x,y,default_shell_speed,shell_type); <text:s text:c="3"/></text:p>
      <text:p text:style-name="Standard"><text:s text:c="7"/>this-&gt;bullets.push_back(shell);</text:p>
      <text:p text:style-name="Standard"><text:span text:style-name="T28">This is a small detail but you can construct an object inside the vector (instead of move/cope) and do this in one line: bullets.emplace_back(x, y, default_shell_speed, shell_type);.</text:span></text:p>
      <text:p text:style-name="Standard">Main</text:p>
      <text:p text:style-name="Standard">- unnecessary include iostream, same in canvas.cp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tarchenko, Sergey</dc:creator>
    <meta:creation-date>2024-01-22T20:45:00Z</meta:creation-date>
    <dc:date>2024-01-24T08:54:00Z</dc:date>
    <meta:template xlink:href="Normal" xlink:type="simple"/>
    <meta:editing-cycles>13</meta:editing-cycles>
    <meta:editing-duration>PT13680S</meta:editing-duration>
    <meta:document-statistic meta:page-count="3" meta:paragraph-count="13" meta:word-count="999" meta:character-count="6983" meta:row-count="49" meta:non-whitespace-character-count="5997"/>
  </office:meta>
</office:document-meta>
</file>